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23A4D74218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0.801cm"/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0.801cm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font-name="Free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-0.019cm" svg:y="0.019cm" svg:width="3.51cm" svg:height="3.33cm" draw:z-index="0"><draw:image xlink:href="Pictures/10000000000002580000023A4D74218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2"/>
      <text:p text:style-name="P1"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01cm" fo:page-height="16.2cm" style:num-format="1" style:print-orientation="landscape" fo:margin-top="1cm" fo:margin-bottom="0.496cm" fo:margin-left="1.263cm" fo:margin-right="1.00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1T19:15:41</meta:creation-date>
    <meta:print-date>2009-08-22T15:06:47</meta:print-date>
    <dc:date>2010-09-26T11:23:41</dc:date>
    <meta:editing-duration>PT00H55M56S</meta:editing-duration>
    <meta:editing-cycles>6</meta:editing-cycles>
    <meta:generator>NeoOffice/3.1.2$Unix OpenOffice.org_project/Patch 0</meta:generator>
    <meta:document-statistic meta:table-count="0" meta:image-count="1" meta:object-count="0" meta:page-count="1" meta:paragraph-count="1" meta:word-count="0" meta:character-count="9"/>
  </office:meta>
</office:document-meta>
</file>